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맑은 고딕" svg:font-family="맑은 고딕" style:font-family-generic="modern" style:font-pitch="variable" svg:panose-1="2 11 5 3 2 0 0 2 0 4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표준" style:master-page-name="MP0" style:family="paragraph">
      <style:paragraph-properties fo:break-before="page"/>
    </style:style>
  </office:automatic-styles>
  <office:body>
    <office:text text:use-soft-page-breaks="true">
      <text:p text:style-name="P1">4차 산업혁명이란 무엇인가</text:p>
      <text:p text:style-name="표준"/>
      <text:p text:style-name="표준">제4차 산업 혁명(第四次 産業 革命, 영어: Fourth Industrial Revolution, 4IR)은 정보통신 기술(ICT)의 융합으로 이루어지는 차세대 산업 혁명이다.<text:s/></text:p>
      <text:p text:style-name="표준">18세기 초기 산업 혁명 이후 네 번째로 중요한 산업 시대이다.<text:s/></text:p>
      <text:p text:style-name="표준">이 혁명의 핵심은 빅 데이터 분석, 인공지능, 로봇공학, 사물인터넷, 무인 운송 수단(무인 항공기, 무인 자동차), 3차원 인쇄, 나노 기술과 같은 7대 분야에서 새로운 기술 혁신이다.</text:p>
      <text:p text:style-name="표준">제4차 산업 혁명은 클라우스 슈바프(Klaus Schwab)가 의장으로 있는 2016년 세계 경제 포럼(World Economic Forum, WEF)에서 주창된 용어이다.<text:s/></text:p>
      <text:p text:style-name="표준">《제3차 산업 혁명》(The Third Industrial Revolution)을 저술한 제러미 리프킨(Jeremy Rifikin)은 "현재 제 4차 산업 혁명이 진행되고 있다."고 말했다.</text:p>
      <text:p text:style-name="표준">제4차 산업 혁명은 물리적, 생물학적, 디지털적 세계를 빅 데이터에 입각해서 통합시키고 경제 및 산업 등 모든 분야에 영향을 미치는 다양한 신기술로 설명될 수 있다.</text:p>
      <text:p text:style-name="표준">물리적인 세계와 디지털적인 세계의 통합은 O2O를 통해 수행되고, 생물학적 세계에서는 인체의 정보를 디지털 세계에 접목하는 기술인 스마트워치나 스마트 밴드를 이용하여 모바일 헬스케어를 구현할 수 있다.<text:s/></text:p>
      <text:p text:style-name="표준">가상현실(VR)과 증강현실(AR)도 물리적 세계와 디지털 세계의 접목에<text:s/>해당될 수 있다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맑은 고딕" svg:font-family="맑은 고딕" style:font-family-generic="modern" style:font-pitch="variable" svg:panose-1="2 11 5 3 2 0 0 2 0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margin-bottom="0.1111in" fo:line-height="107%" fo:background-color="transparent" style:tab-stop-distance="0.5555in"/>
      <style:text-properties style:font-name="맑은 고딕" style:font-name-asian="맑은 고딕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1pt" fo:background-color="transparent" style:text-underline-type="none" style:text-underline-color="font-color" style:text-emphasize="none" fo:language="en" fo:country="US" style:language-asian="ko" style:country-asian="KR" style:language-complex="ar" style:country-complex="SA" style:text-combine="none" fo:hyphenate="true"/>
    </style:default-style>
    <style:style style:name="표준" style:display-name="표준" style:family="paragraph">
      <style:paragraph-properties fo:widows="0" fo:orphans="0" style:line-break="normal" style:text-autospace="none"/>
      <style:text-properties fo:hyphenate="false"/>
    </style:style>
    <style:style style:name="기본단락글꼴" style:display-name="기본 단락 글꼴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홍은주</meta:initial-creator>
    <dc:creator>홍은주</dc:creator>
    <meta:creation-date>2021-11-19T05:34:00Z</meta:creation-date>
    <dc:date>2021-11-19T05:36:00Z</dc:date>
    <meta:template xlink:href="Normal.dotm" xlink:type="simple"/>
    <meta:editing-cycles>1</meta:editing-cycles>
    <meta:editing-duration>PT120S</meta:editing-duration>
    <meta:document-statistic meta:page-count="1" meta:paragraph-count="1" meta:word-count="107" meta:character-count="718" meta:row-count="5" meta:non-whitespace-character-count="612"/>
  </office:meta>
</office:document-meta>
</file>